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25in">
        <style:tab-stops>
          <style:tab-stop style:type="left" style:position="0in"/>
        </style:tab-stops>
      </style:paragraph-properties>
    </style:style>
    <style:style style:name="P22" style:parent-style-name="Normální" style:family="paragraph">
      <style:text-properties style:font-name-complex="Calibri" fo:font-size="11pt" style:font-size-asian="11pt" style:font-size-complex="11pt" style:language-asian="en" style:country-asian="US"/>
    </style:style>
    <style:style style:name="P23" style:parent-style-name="Normální" style:family="paragraph">
      <style:text-properties style:font-name-complex="Calibri" fo:font-size="11pt" style:font-size-asian="11pt" style:font-size-complex="11pt" style:language-asian="en" style:country-asian="US"/>
    </style:style>
    <style:style style:name="TableColumn25" style:family="table-column">
      <style:table-column-properties style:column-width="0.7854in"/>
    </style:style>
    <style:style style:name="TableColumn26" style:family="table-column">
      <style:table-column-properties style:column-width="0.6895in"/>
    </style:style>
    <style:style style:name="TableColumn27" style:family="table-column">
      <style:table-column-properties style:column-width="0.6888in"/>
    </style:style>
    <style:style style:name="TableColumn28" style:family="table-column">
      <style:table-column-properties style:column-width="0.6895in"/>
    </style:style>
    <style:style style:name="TableColumn29" style:family="table-column">
      <style:table-column-properties style:column-width="0.6888in"/>
    </style:style>
    <style:style style:name="Table24" style:family="table">
      <style:table-properties style:width="3.5423in" fo:margin-left="-0.0055in" table:align="left"/>
    </style:style>
    <style:style style:name="TableRow30" style:family="table-row">
      <style:table-row-properties style:min-row-height="0.2486in"/>
    </style:style>
    <style:style style:name="TableCell31" style:family="table-cell">
      <style:table-cell-properties fo:border="0.0138in solid #4C4E4C" fo:background-color="#E9E9E9" style:writing-mode="lr-tb" fo:padding-top="0.0625in" fo:padding-left="0.1041in" fo:padding-bottom="0.0625in" fo:padding-right="0.1041in"/>
    </style:style>
    <style:style style:name="P32" style:parent-style-name="Normální" style:family="paragraph">
      <style:paragraph-properties fo:text-align="center" fo:margin-top="0.0625in"/>
    </style:style>
    <style:style style:name="T33" style:parent-style-name="Standardnípísmoodstavce" style:family="text">
      <style:text-properties fo:font-weight="bold" style:font-weight-asian="bold" style:font-weight-complex="bold" fo:color="#000000"/>
    </style:style>
    <style:style style:name="TableCell34" style:family="table-cell">
      <style:table-cell-properties fo:border-top="0.0138in solid #4C4E4C" fo:border-left="none" fo:border-bottom="0.0138in solid #4C4E4C" fo:border-right="0.0138in solid #4C4E4C" fo:background-color="#E9E9E9" style:writing-mode="lr-tb" fo:padding-top="0.0625in" fo:padding-left="0.1041in" fo:padding-bottom="0.0625in" fo:padding-right="0.1041in"/>
    </style:style>
    <style:style style:name="P35" style:parent-style-name="Normální" style:family="paragraph">
      <style:paragraph-properties fo:text-align="center" fo:margin-top="0.0625in"/>
      <style:text-properties fo:font-weight="bold" style:font-weight-asian="bold" style:font-weight-complex="bold" fo:color="#000000"/>
    </style:style>
    <style:style style:name="TableCell36" style:family="table-cell">
      <style:table-cell-properties fo:border-top="0.0138in solid #4C4E4C" fo:border-left="none" fo:border-bottom="0.0138in solid #4C4E4C" fo:border-right="0.0138in solid #4C4E4C" fo:background-color="#E9E9E9" style:writing-mode="lr-tb" fo:padding-top="0.0625in" fo:padding-left="0.1041in" fo:padding-bottom="0.0625in" fo:padding-right="0.1041in"/>
    </style:style>
    <style:style style:name="P37" style:parent-style-name="Normální" style:family="paragraph">
      <style:paragraph-properties fo:text-align="center" fo:margin-top="0.0625in"/>
      <style:text-properties fo:font-weight="bold" style:font-weight-asian="bold" style:font-weight-complex="bold" fo:color="#000000"/>
    </style:style>
    <style:style style:name="TableCell38" style:family="table-cell">
      <style:table-cell-properties fo:border-top="0.0138in solid #4C4E4C" fo:border-left="none" fo:border-bottom="0.0138in solid #4C4E4C" fo:border-right="0.0138in solid #4C4E4C" fo:background-color="#E9E9E9" style:writing-mode="lr-tb" fo:padding-top="0.0625in" fo:padding-left="0.1041in" fo:padding-bottom="0.0625in" fo:padding-right="0.1041in"/>
    </style:style>
    <style:style style:name="P39" style:parent-style-name="Normální" style:family="paragraph">
      <style:paragraph-properties fo:text-align="center" fo:margin-top="0.0625in"/>
      <style:text-properties fo:font-weight="bold" style:font-weight-asian="bold" style:font-weight-complex="bold" fo:color="#000000"/>
    </style:style>
    <style:style style:name="TableCell40" style:family="table-cell">
      <style:table-cell-properties fo:border-top="0.0138in solid #4C4E4C" fo:border-left="none" fo:border-bottom="0.0138in solid #4C4E4C" fo:border-right="0.0138in solid #4C4E4C" fo:background-color="#E9E9E9" style:writing-mode="lr-tb" fo:padding-top="0in" fo:padding-left="0in" fo:padding-bottom="0in" fo:padding-right="0in"/>
    </style:style>
    <style:style style:name="P41" style:parent-style-name="Normální" style:family="paragraph">
      <style:paragraph-properties fo:text-align="center" fo:margin-top="0.0625in"/>
      <style:text-properties fo:font-weight="bold" style:font-weight-asian="bold" style:font-weight-complex="bold" fo:color="#000000"/>
    </style:style>
    <style:style style:name="TableRow42" style:family="table-row">
      <style:table-row-properties style:min-row-height="0.4222in"/>
    </style:style>
    <style:style style:name="TableCell43" style:family="table-cell">
      <style:table-cell-properties fo:border-top="none" fo:border-left="0.0138in solid #4C4E4C" fo:border-bottom="0.0138in solid #4C4E4C" fo:border-right="0.0138in solid #4C4E4C" style:writing-mode="lr-tb" style:vertical-align="middle" fo:padding-top="0.0312in" fo:padding-left="0.1041in" fo:padding-bottom="0.0312in" fo:padding-right="0.1041in"/>
    </style:style>
    <style:style style:name="P44" style:parent-style-name="Normální" style:family="paragraph">
      <style:paragraph-properties fo:text-align="center" fo:margin-top="0.0625in"/>
    </style:style>
    <style:style style:name="TableCell45" style:family="table-cell">
      <style:table-cell-properties fo:border-top="none" fo:border-left="none" fo:border-bottom="0.0138in solid #4C4E4C" fo:border-right="0.0138in solid #4C4E4C" style:writing-mode="lr-tb" style:vertical-align="middle" fo:padding-top="0.0312in" fo:padding-left="0.1041in" fo:padding-bottom="0.0312in" fo:padding-right="0.1041in"/>
    </style:style>
    <style:style style:name="P46" style:parent-style-name="Normální" style:family="paragraph">
      <style:paragraph-properties fo:text-align="center" fo:margin-top="0.0625in"/>
    </style:style>
    <style:style style:name="TableCell47" style:family="table-cell">
      <style:table-cell-properties fo:border-top="none" fo:border-left="none" fo:border-bottom="0.0138in solid #4C4E4C" fo:border-right="0.0138in solid #4C4E4C" style:writing-mode="lr-tb" style:vertical-align="middle" fo:padding-top="0.0312in" fo:padding-left="0.1041in" fo:padding-bottom="0.0312in" fo:padding-right="0.1041in"/>
    </style:style>
    <style:style style:name="P48" style:parent-style-name="Normální" style:family="paragraph">
      <style:paragraph-properties fo:text-align="center" fo:margin-top="0.0625in"/>
    </style:style>
    <style:style style:name="TableCell49" style:family="table-cell">
      <style:table-cell-properties fo:border-top="none" fo:border-left="none" fo:border-bottom="0.0138in solid #4C4E4C" fo:border-right="0.0138in solid #4C4E4C" style:writing-mode="lr-tb" style:vertical-align="middle" fo:padding-top="0.0312in" fo:padding-left="0.1041in" fo:padding-bottom="0.0312in" fo:padding-right="0.1041in"/>
    </style:style>
    <style:style style:name="P50" style:parent-style-name="Normální" style:family="paragraph">
      <style:paragraph-properties fo:text-align="center" fo:margin-top="0.0625in"/>
    </style:style>
    <style:style style:name="TableCell51" style:family="table-cell">
      <style:table-cell-properties fo:border-top="none" fo:border-left="none" fo:border-bottom="0.0138in solid #4C4E4C" fo:border-right="0.0138in solid #4C4E4C" style:writing-mode="lr-tb" style:vertical-align="middle" fo:padding-top="0in" fo:padding-left="0in" fo:padding-bottom="0in" fo:padding-right="0in"/>
    </style:style>
    <style:style style:name="P52" style:parent-style-name="Normální" style:family="paragraph">
      <style:paragraph-properties fo:text-align="center" fo:margin-top="0.0625in"/>
    </style:style>
    <style:style style:name="P53" style:parent-style-name="Normální" style:family="paragraph">
      <style:text-properties style:font-name-complex="Calibri" fo:font-size="11pt" style:font-size-asian="11pt" style:font-size-complex="11pt" style:language-asian="en" style:country-asian="US"/>
    </style:style>
    <style:style style:name="P54" style:parent-style-name="Normální" style:family="paragraph">
      <style:text-properties style:font-name-complex="Calibri" fo:font-size="11pt" style:font-size-asian="11pt" style:font-size-complex="11pt" style:language-asian="en" style:country-asian="US"/>
    </style:style>
    <style:style style:name="P55" style:parent-style-name="Normální" style:family="paragraph">
      <style:text-properties style:font-name-complex="Calibri" fo:font-size="11pt" style:font-size-asian="11pt" style:font-size-complex="11pt" style:language-asian="en" style:country-asian="US"/>
    </style:style>
    <style:style style:name="P56" style:parent-style-name="Normální" style:family="paragraph">
      <style:text-properties style:font-name-complex="Calibri" fo:font-size="11pt" style:font-size-asian="11pt" style:font-size-complex="11pt" style:language-asian="en" style:country-asian="US"/>
    </style:style>
    <style:style style:name="P57" style:parent-style-name="Normální" style:family="paragraph">
      <style:text-properties style:font-name-complex="Calibri" fo:font-size="11pt" style:font-size-asian="11pt" style:font-size-complex="11pt" style:language-asian="en" style:country-asian="US"/>
    </style:style>
    <style:style style:name="TableColumn59" style:family="table-column">
      <style:table-column-properties style:column-width="0.7861in"/>
    </style:style>
    <style:style style:name="TableColumn60" style:family="table-column">
      <style:table-column-properties style:column-width="0.6895in"/>
    </style:style>
    <style:style style:name="TableColumn61" style:family="table-column">
      <style:table-column-properties style:column-width="0.6888in"/>
    </style:style>
    <style:style style:name="TableColumn62" style:family="table-column">
      <style:table-column-properties style:column-width="0.6888in"/>
    </style:style>
    <style:style style:name="TableColumn63" style:family="table-column">
      <style:table-column-properties style:column-width="0.6888in"/>
    </style:style>
    <style:style style:name="Table58" style:family="table">
      <style:table-properties style:width="3.5423in" fo:margin-left="-0.0055in" table:align="left"/>
    </style:style>
    <style:style style:name="TableRow64" style:family="table-row">
      <style:table-row-properties style:min-row-height="0.2486in"/>
    </style:style>
    <style:style style:name="TableCell65" style:family="table-cell">
      <style:table-cell-properties fo:border="0.0138in solid #4C4E4C" fo:background-color="#E9E9E9" style:writing-mode="lr-tb" fo:padding-top="0.0625in" fo:padding-left="0.1041in" fo:padding-bottom="0.0625in" fo:padding-right="0.1041in"/>
    </style:style>
    <style:style style:name="P66" style:parent-style-name="Normální" style:family="paragraph">
      <style:paragraph-properties fo:text-align="center" fo:margin-top="0.0625in"/>
    </style:style>
    <style:style style:name="T67" style:parent-style-name="Standardnípísmoodstavce" style:family="text">
      <style:text-properties fo:font-weight="bold" style:font-weight-asian="bold" style:font-weight-complex="bold" fo:color="#000000"/>
    </style:style>
    <style:style style:name="TableCell68" style:family="table-cell">
      <style:table-cell-properties fo:border-top="0.0138in solid #4C4E4C" fo:border-left="none" fo:border-bottom="0.0138in solid #4C4E4C" fo:border-right="0.0138in solid #4C4E4C" fo:background-color="#E9E9E9" style:writing-mode="lr-tb" fo:padding-top="0.0625in" fo:padding-left="0.1041in" fo:padding-bottom="0.0625in" fo:padding-right="0.1041in"/>
    </style:style>
    <style:style style:name="P69" style:parent-style-name="Normální" style:family="paragraph">
      <style:paragraph-properties fo:text-align="center" fo:margin-top="0.0625in"/>
      <style:text-properties fo:font-weight="bold" style:font-weight-asian="bold" style:font-weight-complex="bold" fo:color="#000000"/>
    </style:style>
    <style:style style:name="TableCell70" style:family="table-cell">
      <style:table-cell-properties fo:border-top="0.0138in solid #4C4E4C" fo:border-left="none" fo:border-bottom="0.0138in solid #4C4E4C" fo:border-right="0.0138in solid #4C4E4C" fo:background-color="#E9E9E9" style:writing-mode="lr-tb" fo:padding-top="0.0625in" fo:padding-left="0.1041in" fo:padding-bottom="0.0625in" fo:padding-right="0.1041in"/>
    </style:style>
    <style:style style:name="P71" style:parent-style-name="Normální" style:family="paragraph">
      <style:paragraph-properties fo:text-align="center" fo:margin-top="0.0625in"/>
      <style:text-properties fo:font-weight="bold" style:font-weight-asian="bold" style:font-weight-complex="bold" fo:color="#000000"/>
    </style:style>
    <style:style style:name="TableCell72" style:family="table-cell">
      <style:table-cell-properties fo:border-top="0.0138in solid #4C4E4C" fo:border-left="none" fo:border-bottom="0.0138in solid #4C4E4C" fo:border-right="0.0138in solid #4C4E4C" fo:background-color="#E9E9E9" style:writing-mode="lr-tb" fo:padding-top="0.0625in" fo:padding-left="0.1041in" fo:padding-bottom="0.0625in" fo:padding-right="0.1041in"/>
    </style:style>
    <style:style style:name="P73" style:parent-style-name="Normální" style:family="paragraph">
      <style:paragraph-properties fo:text-align="center" fo:margin-top="0.0625in"/>
      <style:text-properties fo:font-weight="bold" style:font-weight-asian="bold" style:font-weight-complex="bold" fo:color="#000000"/>
    </style:style>
    <style:style style:name="TableCell74" style:family="table-cell">
      <style:table-cell-properties fo:border-top="0.0138in solid #4C4E4C" fo:border-left="none" fo:border-bottom="0.0138in solid #4C4E4C" fo:border-right="0.0138in solid #4C4E4C" fo:background-color="#E9E9E9" style:writing-mode="lr-tb" fo:padding-top="0in" fo:padding-left="0in" fo:padding-bottom="0in" fo:padding-right="0in"/>
    </style:style>
    <style:style style:name="P75" style:parent-style-name="Normální" style:family="paragraph">
      <style:paragraph-properties fo:text-align="center" fo:margin-top="0.0625in"/>
      <style:text-properties fo:font-weight="bold" style:font-weight-asian="bold" style:font-weight-complex="bold" fo:color="#000000"/>
    </style:style>
    <style:style style:name="TableRow76" style:family="table-row">
      <style:table-row-properties style:min-row-height="0.4222in"/>
    </style:style>
    <style:style style:name="TableCell77" style:family="table-cell">
      <style:table-cell-properties fo:border-top="none" fo:border-left="0.0138in solid #4C4E4C" fo:border-bottom="0.0138in solid #4C4E4C" fo:border-right="0.0138in solid #4C4E4C" style:writing-mode="lr-tb" style:vertical-align="middle" fo:padding-top="0.0312in" fo:padding-left="0.1041in" fo:padding-bottom="0.0312in" fo:padding-right="0.1041in"/>
    </style:style>
    <style:style style:name="P78" style:parent-style-name="Normální" style:family="paragraph">
      <style:paragraph-properties fo:text-align="center" fo:margin-top="0.0625in"/>
    </style:style>
    <style:style style:name="TableCell79" style:family="table-cell">
      <style:table-cell-properties fo:border-top="none" fo:border-left="none" fo:border-bottom="0.0138in solid #4C4E4C" fo:border-right="0.0138in solid #4C4E4C" style:writing-mode="lr-tb" style:vertical-align="middle" fo:padding-top="0.0312in" fo:padding-left="0.1041in" fo:padding-bottom="0.0312in" fo:padding-right="0.1041in"/>
    </style:style>
    <style:style style:name="P80" style:parent-style-name="Normální" style:family="paragraph">
      <style:paragraph-properties fo:text-align="center" fo:margin-top="0.0625in"/>
    </style:style>
    <style:style style:name="TableCell81" style:family="table-cell">
      <style:table-cell-properties fo:border-top="none" fo:border-left="none" fo:border-bottom="0.0138in solid #4C4E4C" fo:border-right="0.0138in solid #4C4E4C" style:writing-mode="lr-tb" style:vertical-align="middle" fo:padding-top="0.0312in" fo:padding-left="0.1041in" fo:padding-bottom="0.0312in" fo:padding-right="0.1041in"/>
    </style:style>
    <style:style style:name="P82" style:parent-style-name="Normální" style:family="paragraph">
      <style:paragraph-properties fo:text-align="center" fo:margin-top="0.0625in"/>
    </style:style>
    <style:style style:name="TableCell83" style:family="table-cell">
      <style:table-cell-properties fo:border-top="none" fo:border-left="none" fo:border-bottom="0.0138in solid #4C4E4C" fo:border-right="0.0138in solid #4C4E4C" style:writing-mode="lr-tb" style:vertical-align="middle" fo:padding-top="0.0312in" fo:padding-left="0.1041in" fo:padding-bottom="0.0312in" fo:padding-right="0.1041in"/>
    </style:style>
    <style:style style:name="P84" style:parent-style-name="Normální" style:family="paragraph">
      <style:paragraph-properties fo:text-align="center" fo:margin-top="0.0625in"/>
    </style:style>
    <style:style style:name="TableCell85" style:family="table-cell">
      <style:table-cell-properties fo:border-top="none" fo:border-left="none" fo:border-bottom="0.0138in solid #4C4E4C" fo:border-right="0.0138in solid #4C4E4C" style:writing-mode="lr-tb" style:vertical-align="middle" fo:padding-top="0in" fo:padding-left="0in" fo:padding-bottom="0in" fo:padding-right="0in"/>
    </style:style>
    <style:style style:name="P86" style:parent-style-name="Normální" style:family="paragraph">
      <style:paragraph-properties fo:text-align="center" fo:margin-top="0.0625in"/>
    </style:style>
    <style:style style:name="P87" style:parent-style-name="Normální" style:family="paragraph">
      <style:text-properties style:font-name-complex="Calibri" fo:font-size="11pt" style:font-size-asian="11pt" style:font-size-complex="11pt" style:language-asian="en" style:country-asian="US"/>
    </style:style>
    <style:style style:name="P88" style:parent-style-name="Normální" style:family="paragraph">
      <style:text-properties style:font-name-complex="Calibri" fo:font-size="11pt" style:font-size-asian="11pt" style:font-size-complex="11pt" style:language-asian="en" style:country-asian="US"/>
    </style:style>
    <style:style style:name="P89" style:parent-style-name="Normální" style:family="paragraph">
      <style:text-properties style:font-name-complex="Calibri" fo:font-size="11pt" style:font-size-asian="11pt" style:font-size-complex="11pt" style:language-asian="en" style:country-asian="US"/>
    </style:style>
    <style:style style:name="P90" style:parent-style-name="Normální" style:family="paragraph">
      <style:text-properties style:font-name-complex="Calibri" fo:font-size="11pt" style:font-size-asian="11pt" style:font-size-complex="11pt" style:language-asian="en" style:country-asian="US"/>
    </style:style>
    <style:style style:name="TableColumn92" style:family="table-column">
      <style:table-column-properties style:column-width="0.6881in"/>
    </style:style>
    <style:style style:name="TableColumn93" style:family="table-column">
      <style:table-column-properties style:column-width="0.7875in"/>
    </style:style>
    <style:style style:name="TableColumn94" style:family="table-column">
      <style:table-column-properties style:column-width="0.6888in"/>
    </style:style>
    <style:style style:name="TableColumn95" style:family="table-column">
      <style:table-column-properties style:column-width="0.6888in"/>
    </style:style>
    <style:style style:name="TableColumn96" style:family="table-column">
      <style:table-column-properties style:column-width="0.6888in"/>
    </style:style>
    <style:style style:name="Table91" style:family="table">
      <style:table-properties style:width="3.5423in" fo:margin-left="-0.0055in" table:align="left"/>
    </style:style>
    <style:style style:name="TableRow97" style:family="table-row">
      <style:table-row-properties style:min-row-height="0.2486in"/>
    </style:style>
    <style:style style:name="TableCell98" style:family="table-cell">
      <style:table-cell-properties fo:border="0.0138in solid #4C4E4C" fo:background-color="#E9E9E9" style:writing-mode="lr-tb" fo:padding-top="0.0625in" fo:padding-left="0.1041in" fo:padding-bottom="0.0625in" fo:padding-right="0.1041in"/>
    </style:style>
    <style:style style:name="P99" style:parent-style-name="Normální" style:family="paragraph">
      <style:paragraph-properties fo:text-align="center" fo:margin-top="0.0625in"/>
    </style:style>
    <style:style style:name="T100" style:parent-style-name="Standardnípísmoodstavce" style:family="text">
      <style:text-properties fo:font-weight="bold" style:font-weight-asian="bold" style:font-weight-complex="bold" fo:color="#000000"/>
    </style:style>
    <style:style style:name="TableCell101" style:family="table-cell">
      <style:table-cell-properties fo:border-top="0.0138in solid #4C4E4C" fo:border-left="none" fo:border-bottom="0.0138in solid #4C4E4C" fo:border-right="0.0138in solid #4C4E4C" fo:background-color="#E9E9E9" style:writing-mode="lr-tb" fo:padding-top="0.0625in" fo:padding-left="0.1041in" fo:padding-bottom="0.0625in" fo:padding-right="0.1041in"/>
    </style:style>
    <style:style style:name="P102" style:parent-style-name="Normální" style:family="paragraph">
      <style:paragraph-properties fo:text-align="center" fo:margin-top="0.0625in"/>
      <style:text-properties fo:font-weight="bold" style:font-weight-asian="bold" style:font-weight-complex="bold" fo:color="#000000"/>
    </style:style>
    <style:style style:name="TableCell103" style:family="table-cell">
      <style:table-cell-properties fo:border-top="0.0138in solid #4C4E4C" fo:border-left="none" fo:border-bottom="0.0138in solid #4C4E4C" fo:border-right="0.0138in solid #4C4E4C" fo:background-color="#E9E9E9" style:writing-mode="lr-tb" fo:padding-top="0.0625in" fo:padding-left="0.1041in" fo:padding-bottom="0.0625in" fo:padding-right="0.1041in"/>
    </style:style>
    <style:style style:name="P104" style:parent-style-name="Normální" style:family="paragraph">
      <style:paragraph-properties fo:text-align="center" fo:margin-top="0.0625in"/>
      <style:text-properties fo:font-weight="bold" style:font-weight-asian="bold" style:font-weight-complex="bold" fo:color="#000000"/>
    </style:style>
    <style:style style:name="TableCell105" style:family="table-cell">
      <style:table-cell-properties fo:border-top="0.0138in solid #4C4E4C" fo:border-left="none" fo:border-bottom="0.0138in solid #4C4E4C" fo:border-right="0.0138in solid #4C4E4C" fo:background-color="#E9E9E9" style:writing-mode="lr-tb" fo:padding-top="0.0625in" fo:padding-left="0.1041in" fo:padding-bottom="0.0625in" fo:padding-right="0.1041in"/>
    </style:style>
    <style:style style:name="P106" style:parent-style-name="Normální" style:family="paragraph">
      <style:paragraph-properties fo:text-align="center" fo:margin-top="0.0625in"/>
      <style:text-properties fo:font-weight="bold" style:font-weight-asian="bold" style:font-weight-complex="bold" fo:color="#000000"/>
    </style:style>
    <style:style style:name="TableCell107" style:family="table-cell">
      <style:table-cell-properties fo:border-top="0.0138in solid #4C4E4C" fo:border-left="none" fo:border-bottom="0.0138in solid #4C4E4C" fo:border-right="0.0138in solid #4C4E4C" fo:background-color="#E9E9E9" style:writing-mode="lr-tb" fo:padding-top="0in" fo:padding-left="0in" fo:padding-bottom="0in" fo:padding-right="0in"/>
    </style:style>
    <style:style style:name="P108" style:parent-style-name="Normální" style:family="paragraph">
      <style:paragraph-properties fo:text-align="center" fo:margin-top="0.0625in"/>
      <style:text-properties fo:font-weight="bold" style:font-weight-asian="bold" style:font-weight-complex="bold" fo:color="#000000"/>
    </style:style>
    <style:style style:name="TableRow109" style:family="table-row">
      <style:table-row-properties style:min-row-height="0.4222in"/>
    </style:style>
    <style:style style:name="TableCell110" style:family="table-cell">
      <style:table-cell-properties fo:border-top="none" fo:border-left="0.0138in solid #4C4E4C" fo:border-bottom="0.0138in solid #4C4E4C" fo:border-right="0.0138in solid #4C4E4C" style:writing-mode="lr-tb" style:vertical-align="middle" fo:padding-top="0.0312in" fo:padding-left="0.1041in" fo:padding-bottom="0.0312in" fo:padding-right="0.1041in"/>
    </style:style>
    <style:style style:name="P111" style:parent-style-name="Normální" style:family="paragraph">
      <style:paragraph-properties fo:text-align="center" fo:margin-top="0.0625in"/>
    </style:style>
    <style:style style:name="TableCell112" style:family="table-cell">
      <style:table-cell-properties fo:border-top="none" fo:border-left="none" fo:border-bottom="0.0138in solid #4C4E4C" fo:border-right="0.0138in solid #4C4E4C" style:writing-mode="lr-tb" style:vertical-align="middle" fo:padding-top="0.0312in" fo:padding-left="0.1041in" fo:padding-bottom="0.0312in" fo:padding-right="0.1041in"/>
    </style:style>
    <style:style style:name="P113" style:parent-style-name="Normální" style:family="paragraph">
      <style:paragraph-properties fo:text-align="center" fo:margin-top="0.0625in"/>
    </style:style>
    <style:style style:name="TableCell114" style:family="table-cell">
      <style:table-cell-properties fo:border-top="none" fo:border-left="none" fo:border-bottom="0.0138in solid #4C4E4C" fo:border-right="0.0138in solid #4C4E4C" style:writing-mode="lr-tb" style:vertical-align="middle" fo:padding-top="0.0312in" fo:padding-left="0.1041in" fo:padding-bottom="0.0312in" fo:padding-right="0.1041in"/>
    </style:style>
    <style:style style:name="P115" style:parent-style-name="Normální" style:family="paragraph">
      <style:paragraph-properties fo:text-align="center" fo:margin-top="0.0625in"/>
    </style:style>
    <style:style style:name="TableCell116" style:family="table-cell">
      <style:table-cell-properties fo:border-top="none" fo:border-left="none" fo:border-bottom="0.0138in solid #4C4E4C" fo:border-right="0.0138in solid #4C4E4C" style:writing-mode="lr-tb" style:vertical-align="middle" fo:padding-top="0.0312in" fo:padding-left="0.1041in" fo:padding-bottom="0.0312in" fo:padding-right="0.1041in"/>
    </style:style>
    <style:style style:name="P117" style:parent-style-name="Normální" style:family="paragraph">
      <style:paragraph-properties fo:text-align="center" fo:margin-top="0.0625in"/>
    </style:style>
    <style:style style:name="TableCell118" style:family="table-cell">
      <style:table-cell-properties fo:border-top="none" fo:border-left="none" fo:border-bottom="0.0138in solid #4C4E4C" fo:border-right="0.0138in solid #4C4E4C" style:writing-mode="lr-tb" style:vertical-align="middle" fo:padding-top="0in" fo:padding-left="0in" fo:padding-bottom="0in" fo:padding-right="0in"/>
    </style:style>
    <style:style style:name="P119" style:parent-style-name="Normální" style:family="paragraph">
      <style:paragraph-properties fo:text-align="center" fo:margin-top="0.0625in"/>
    </style:style>
    <style:style style:name="P120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8/2022<text:bookmark-end text:name="Text14"/></text:p>
            <text:p text:style-name="Normální">KVOP-7949/2022<text:bookmark-end text:name="Text2"/></text:p>
            <text:p text:style-name="Normální"><text:bookmark-start text:name="Text6"/>31. 01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<text:bookmark-start text:name="Text9"/>P<text:bookmark-end text:name="Text9"/>. H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<text:s/>informace podle zákona č. 106/1999 Sb., o svobodném přístupu k informacím, ve znění pozdějších předpisů</text:h>
      <text:p text:style-name="Základnítext"/>
      <text:p text:style-name="Základnítext">Vážená paní H,</text:p>
      <text:p text:style-name="Základnítext">dne 25. ledna 2022 byla do Kanceláře veřejného ochránce práv doručena Vaše žádost 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8">Kolik zařízení ochránce navštívil v letech 2011 – 2015 (počty za jednotlivé roky)?</text:p>
        </text:list-item>
        <text:list-item>
          <text:p text:style-name="P19">Kolik stěžovatelů z míst omezených na svobodě se na ochránce obrátilo ve výše uvedených letech (počty za jednotlivé roky)?</text:p>
        </text:list-item>
        <text:list-item>
          <text:p text:style-name="P20">Kolik podnětů<text:s/>v uvedených letech zaslaly osoby ve výkonu trestu odnětí svobody a ve výkonu vazby (počty za jednotlivé roky)?</text:p>
        </text:list-item>
      </text:list>
      <text:p text:style-name="P21"/>
      <text:p text:style-name="Základnítext">K Vaší žádosti<text:s/><text:span text:style-name="Silné">poskytuji následující informace</text:span>:</text:p>
      <text:p text:style-name="P22">K bodu č. 1 (počet navštívených zařízení v letech 2011 – 2015):<text:s/></text:p>
      <text:p text:style-name="P23"/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header-rows>
          <table:table-row table:style-name="TableRow30">
            <table:table-cell table:style-name="TableCell31">
              <text:p text:style-name="P32"><text:span text:style-name="T33">2011</text:span></text:p>
            </table:table-cell>
            <table:table-cell table:style-name="TableCell34">
              <text:p text:style-name="P35">2012</text:p>
            </table:table-cell>
            <table:table-cell table:style-name="TableCell36">
              <text:p text:style-name="P37">2013</text:p>
            </table:table-cell>
            <table:table-cell table:style-name="TableCell38">
              <text:p text:style-name="P39">2014</text:p>
            </table:table-cell>
            <table:table-cell table:style-name="TableCell40">
              <text:p text:style-name="P41">2015</text:p>
            </table:table-cell>
          </table:table-row>
        </table:table-header-rows>
        <table:table-row table:style-name="TableRow42">
          <table:table-cell table:style-name="TableCell43">
            <text:p text:style-name="P44">44</text:p>
          </table:table-cell>
          <table:table-cell table:style-name="TableCell45">
            <text:p text:style-name="P46">32</text:p>
          </table:table-cell>
          <table:table-cell table:style-name="TableCell47">
            <text:p text:style-name="P48">29</text:p>
          </table:table-cell>
          <table:table-cell table:style-name="TableCell49">
            <text:p text:style-name="P50">19</text:p>
          </table:table-cell>
          <table:table-cell table:style-name="TableCell51">
            <text:p text:style-name="P52">22</text:p>
          </table:table-cell>
        </table:table-row>
      </table:table>
      <text:p text:style-name="P53"/>
      <text:p text:style-name="P54"/>
      <text:p text:style-name="P55"/>
      <text:p text:style-name="P56">K bodu č. 2: (počet stěžovatelů z míst omezených na svobodě v letech 2011-2015):<text:s/></text:p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header-rows>
          <table:table-row table:style-name="TableRow64">
            <table:table-cell table:style-name="TableCell65">
              <text:p text:style-name="P66"><text:span text:style-name="T67">2011</text:span></text:p>
            </table:table-cell>
            <table:table-cell table:style-name="TableCell68">
              <text:p text:style-name="P69">2012</text:p>
            </table:table-cell>
            <table:table-cell table:style-name="TableCell70">
              <text:p text:style-name="P71">2013</text:p>
            </table:table-cell>
            <table:table-cell table:style-name="TableCell72">
              <text:p text:style-name="P73">2014</text:p>
            </table:table-cell>
            <table:table-cell table:style-name="TableCell74">
              <text:p text:style-name="P75">2015</text:p>
            </table:table-cell>
          </table:table-row>
        </table:table-header-rows>
        <table:table-row table:style-name="TableRow76">
          <table:table-cell table:style-name="TableCell77">
            <text:p text:style-name="P78">325</text:p>
          </table:table-cell>
          <table:table-cell table:style-name="TableCell79">
            <text:p text:style-name="P80">362</text:p>
          </table:table-cell>
          <table:table-cell table:style-name="TableCell81">
            <text:p text:style-name="P82">314</text:p>
          </table:table-cell>
          <table:table-cell table:style-name="TableCell83">
            <text:p text:style-name="P84">263</text:p>
          </table:table-cell>
          <table:table-cell table:style-name="TableCell85">
            <text:p text:style-name="P86">451</text:p>
          </table:table-cell>
        </table:table-row>
      </table:table>
      <text:p text:style-name="P87"/>
      <text:p text:style-name="P88"/>
      <text:p text:style-name="P89">K bodu č. 3 (počty podnětů odsouzených a obviněných v letech 2011 – 2015):</text:p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header-rows>
          <table:table-row table:style-name="TableRow97">
            <table:table-cell table:style-name="TableCell98">
              <text:p text:style-name="P99"><text:span text:style-name="T100">2011</text:span></text:p>
            </table:table-cell>
            <table:table-cell table:style-name="TableCell101">
              <text:p text:style-name="P102">2012</text:p>
            </table:table-cell>
            <table:table-cell table:style-name="TableCell103">
              <text:p text:style-name="P104">2013</text:p>
            </table:table-cell>
            <table:table-cell table:style-name="TableCell105">
              <text:p text:style-name="P106">2014</text:p>
            </table:table-cell>
            <table:table-cell table:style-name="TableCell107">
              <text:p text:style-name="P108">2015</text:p>
            </table:table-cell>
          </table:table-row>
        </table:table-header-rows>
        <table:table-row table:style-name="TableRow109">
          <table:table-cell table:style-name="TableCell110">
            <text:p text:style-name="P111">226</text:p>
          </table:table-cell>
          <table:table-cell table:style-name="TableCell112">
            <text:p text:style-name="P113">238</text:p>
          </table:table-cell>
          <table:table-cell table:style-name="TableCell114">
            <text:p text:style-name="P115">226</text:p>
          </table:table-cell>
          <table:table-cell table:style-name="TableCell116">
            <text:p text:style-name="P117">243</text:p>
          </table:table-cell>
          <table:table-cell table:style-name="TableCell118">
            <text:p text:style-name="P119">293</text:p>
          </table:table-cell>
        </table:table-row>
      </table:table>
      <text:p text:style-name="P120"/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3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4NEW*</text:span></text:p>
        <text:p text:style-name="P12"><text:span text:style-name="T13">KVOPX00C4NEW</text:span>KVOPX00C4NEW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2-04T11:14:00Z</meta:creation-date>
    <dc:date>2022-02-04T11:48:00Z</dc:date>
    <meta:print-date>2016-06-27T08:08:00Z</meta:print-date>
    <meta:template xlink:href="KVOP_dopis%20vedoucího" xlink:type="simple"/>
    <meta:editing-cycles>4</meta:editing-cycles>
    <meta:editing-duration>PT0S</meta:editing-duration>
    <meta:user-defined meta:name="ContentTypeId">0x010100D3A71DC738674B4893D02C4CA0E22FAC</meta:user-defined>
    <meta:document-statistic meta:page-count="2" meta:paragraph-count="2" meta:word-count="185" meta:character-count="1278" meta:row-count="9" meta:non-whitespace-character-count="1095"/>
  </office:meta>
</office:document-meta>
</file>